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6e9" officeooo:paragraph-rsid="001d56e9"/>
    </style:style>
    <style:style style:name="P2" style:family="paragraph" style:parent-style-name="Standard">
      <style:text-properties officeooo:rsid="001d56e9" officeooo:paragraph-rsid="001dca56"/>
    </style:style>
    <style:style style:name="P3" style:family="paragraph" style:parent-style-name="Standard">
      <style:text-properties officeooo:rsid="001dca56" officeooo:paragraph-rsid="001dca56"/>
    </style:style>
    <style:style style:name="P4" style:family="paragraph" style:parent-style-name="Standard">
      <style:text-properties officeooo:rsid="001ee16d" officeooo:paragraph-rsid="001ee16d"/>
    </style:style>
    <style:style style:name="P5" style:family="paragraph" style:parent-style-name="Standard">
      <style:text-properties officeooo:rsid="0020cba5" officeooo:paragraph-rsid="0020cba5"/>
    </style:style>
    <style:style style:name="P6" style:family="paragraph" style:parent-style-name="Standard">
      <style:text-properties officeooo:rsid="00228815" officeooo:paragraph-rsid="00228815"/>
    </style:style>
    <style:style style:name="P7" style:family="paragraph" style:parent-style-name="Standard">
      <style:text-properties officeooo:rsid="001ee16d" officeooo:paragraph-rsid="001ee16d"/>
    </style:style>
    <style:style style:name="P8" style:family="paragraph" style:parent-style-name="Standard">
      <style:text-properties officeooo:rsid="002536a8" officeooo:paragraph-rsid="002536a8"/>
    </style:style>
    <style:style style:name="T1" style:family="text">
      <style:text-properties officeooo:rsid="001dca56"/>
    </style:style>
    <style:style style:name="T2" style:family="text">
      <style:text-properties officeooo:rsid="001ee1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ue</text:p>
      <text:p text:style-name="P1">Vue là framework dùng để xây dựng giao diện người dùng, <text:span text:style-name="T2">vue là tập hợp các components</text:span></text:p>
      <text:p text:style-name="P1">Vue sử dụng các directive để thao tác với DOM, như v-if, v-for, . . . </text:p>
      <text:p text:style-name="P1">Vue có thể chia nhỏ các components</text:p>
      <text:p text:style-name="P6">trong 1 component chỉ có 1 template với 1 thẻ DOM bao quanh, nếu muốn dùng 2 thẻ DOM trở lên thì phải cài thêm plugin vue-fragment</text:p>
      <text:p text:style-name="P1">1 components trong vue có thể được sử dụng nhiều lần thông qua props, props là thuộc tính của component, trong component A, bind thuộc tính trong đó và định nghĩa nó khi import ra component B</text:p>
      <text:p text:style-name="P1">Slot đặt ở vị trí nào trong component A thì khi import ra component B và định nghĩa slot, dữ liệu sẽ ở vị trí trong component A</text:p>
      <text:p text:style-name="P3">function trong view được viết trong methods</text:p>
      <text:p text:style-name="P3">export function trong vue, import vào component và sử dụng mixins để nhận nó</text:p>
      <text:p text:style-name="P3">computed trong vue dùng để tính toán lại 1 dữ liệu, thay đổi dữ liệu đó</text:p>
      <text:p text:style-name="P3">created sẽ chạy function ngay khi render trang vue</text:p>
      <text:p text:style-name="P3">watcher, </text:p>
      <text:p text:style-name="P6">style trong vue nếu viết trực tiếp trong component cần thêm scoped để đánh dấu css chỉ ở bên trong component đó</text:p>
      <text:p text:style-name="P1">Vuex dùng để tạo các globals state, có thể hiểu state là 1 kho lưu trữ, sử dụng actions để thao tác với state, mutations để định nghĩa lại, biến đối state, getters để lấy giá trị trong state, sync để bind dữ liệu state khi nó thay đổi, vuex được viết trong store, 1 store có thể có nhiều vuex, khi có nhiều vuex, sẽ được khai báo trong modules, recommend sử dụng vue-pathify để thao tác với vuex dễ hơn</text:p>
      <text:p text:style-name="P1">Plugins dùng để import các plugins của vue, <text:span text:style-name="T1">khai báo các plugins trong main.js</text:span></text:p>
      <text:p text:style-name="P1">vue-router sử dụng import các component và định nghĩa đường dẫn trong routers, có 2 kiểu khai báo trong routers, import đường dẫn và khai báo tên trong component, hoặc import trực tiếp đường dẫn component sử dụng webpackChunnkName, mode history trong vue-router dùng để bỏ dấu # trong đường dẫn, <text:span text:style-name="T2">hiện thị router sử dụng router-view, :to để trỏ tới đường dẫn</text:span></text:p>
      <text:p text:style-name="P3">Đường dẫn chính (từ src) trong vue được định nghĩa là @</text:p>
      <text:p text:style-name="P3">Điểm xuất phát của vue là index.html, nên có thể gán link script, css, nếu muốn sử dụng globals</text:p>
      <text:p text:style-name="P5">Không thể sử dụng 2 lần sync data trong vue</text:p>
      <text:p text:style-name="P3">vuetify là bộ các component được xây dựng sẵn</text:p>
      <text:p text:style-name="P4">vue_boilder_plate là bộ khung thư mục trong vue</text:p>
      <text:p text:style-name="P3">axios dùng để tiếp nhận API</text:p>
      <text:p text:style-name="P2"/>
      <text:p text:style-name="P4">NuxtJs</text:p>
      <text:p text:style-name="P4">NuxJs là framework của vue</text:p>
      <text:p text:style-name="P4">router trong nuxjs tự render khi tạo thư mục, khi muốn trong đường dẫn có id, tạo thư mục _id, bên trong có detail.vue, NuxtLink tạo đường dẫn, giống a tag, &lt;nuxt /&gt; giống router-view</text:p>
      <text:p text:style-name="P4">import plugins trong vue được khai báo trong nuxtjs.config</text:p>
      <text:p text:style-name="P4">trong nuxtjs, đường dẫn chính định nghĩa là ~</text:p>
      <text:p text:style-name="P4">khai báo css trong nuxtjs thông qua nuxtjs.config.js</text:p>
      <text:p text:style-name="P4"/>
      <text:p text:style-name="P4">Flutter</text:p>
      <text:p text:style-name="P4">Flutter code được trên máy tính, điện thoại (android và ios)</text:p>
      <text:p text:style-name="P4">flutter sử dụng dart language</text:p>
      <text:p text:style-name="P4">code android bật virtual của máy tính, download andoird studio, tạo avd manager, chọn device hiển thị</text:p>
      <text:p text:style-name="P4"/>
      <text:p text:style-name="P4"/>
      <text:p text:style-name="P4"/>
      <text:p text:style-name="P4"/>
      <text:p text:style-name="P8"><text:soft-page-break/>vue_pokemon</text:p>
      <text:p text:style-name="P8">api pokeapi</text:p>
      <text:p text:style-name="P8">index, detail</text:p>
      <text:p text:style-name="P8">Home, about</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6:31:53.986969463</meta:creation-date>
    <dc:date>2021-04-05T17:25:51.148151631</dc:date>
    <meta:editing-duration>PT23M9S</meta:editing-duration>
    <meta:editing-cycles>5</meta:editing-cycles>
    <meta:generator>LibreOffice/6.4.6.2$Linux_X86_64 LibreOffice_project/40$Build-2</meta:generator>
    <meta:document-statistic meta:table-count="0" meta:image-count="0" meta:object-count="0" meta:page-count="2" meta:paragraph-count="36" meta:word-count="533" meta:character-count="2762" meta:non-whitespace-character-count="2263"/>
  </office:meta>
</office:document-meta>
</file>